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165782" officeooo:paragraph-rsid="00165782"/>
    </style:style>
    <style:style style:name="P2" style:family="paragraph" style:parent-style-name="Standard">
      <style:text-properties officeooo:rsid="0016c999" officeooo:paragraph-rsid="0016c999"/>
    </style:style>
    <style:style style:name="P3" style:family="paragraph" style:parent-style-name="Standard">
      <style:text-properties officeooo:rsid="00176437" officeooo:paragraph-rsid="001a41b2"/>
    </style:style>
    <style:style style:name="P4" style:family="paragraph" style:parent-style-name="Standard">
      <style:paragraph-properties fo:break-before="page"/>
      <style:text-properties officeooo:rsid="00165782" officeooo:paragraph-rsid="00165782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fo:font-weight="bold" style:font-style-asian="normal" style:font-weight-asian="bold" style:font-style-complex="normal" style:font-weight-complex="bold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5" style:family="text">
      <style:text-properties fo:font-style="normal" style:text-underline-style="solid" style:text-underline-width="auto" style:text-underline-color="font-color" fo:font-weight="normal" style:font-style-asian="normal" style:font-weight-asian="normal" style:font-style-complex="normal" style:font-weight-complex="normal"/>
    </style:style>
    <style:style style:name="T6" style:family="text">
      <style:text-properties fo:font-style="normal" style:text-underline-style="none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style:text-underline-style="none" fo:font-weight="normal" officeooo:rsid="0016fb7b" style:font-style-asian="normal" style:font-weight-asian="normal" style:font-style-complex="normal" style:font-weight-complex="normal"/>
    </style:style>
    <style:style style:name="T8" style:family="text">
      <style:text-properties style:text-line-through-style="solid" style:text-line-through-type="single" fo:font-style="normal" style:text-underline-style="none" fo:font-weight="normal" officeooo:rsid="0016fb7b" style:font-style-asian="normal" style:font-weight-asian="normal" style:font-style-complex="normal" style:font-weight-complex="normal"/>
    </style:style>
    <style:style style:name="T9" style:family="text">
      <style:text-properties style:font-name="Liberation Serif1" fo:font-style="normal" style:text-underline-style="none" fo:font-weight="normal" style:font-style-asian="normal" style:font-weight-asian="normal" style:font-style-complex="normal" style:font-weight-complex="normal"/>
    </style:style>
    <style:style style:name="T10" style:family="text">
      <style:text-properties style:font-name="Liberation Serif1" fo:font-style="normal" style:text-underline-style="none" fo:font-weight="normal" style:font-name-asian="Liberation Serif1" style:font-style-asian="normal" style:font-weight-asian="normal" style:font-name-complex="Liberation Serif1" style:font-style-complex="normal" style:font-weight-complex="normal"/>
    </style:style>
    <style:style style:name="T11" style:family="text">
      <style:text-properties style:font-name="Liberation Serif1" fo:font-style="normal" style:text-underline-style="none" fo:font-weight="normal" officeooo:rsid="00188a0b" style:font-name-asian="Liberation Serif1" style:font-style-asian="normal" style:font-weight-asian="normal" style:font-name-complex="Liberation Serif1" style:font-style-complex="normal" style:font-weight-complex="normal"/>
    </style:style>
    <style:style style:name="T12" style:family="text">
      <style:text-properties style:font-name="Liberation Serif1" fo:font-style="normal" style:text-underline-style="none" fo:font-weight="normal" officeooo:rsid="001a41b2" style:font-name-asian="Liberation Serif1" style:font-style-asian="normal" style:font-weight-asian="normal" style:font-name-complex="Liberation Serif1" style:font-style-complex="normal" style:font-weight-complex="normal"/>
    </style:style>
    <style:style style:name="T13" style:family="text">
      <style:text-properties style:font-name="Liberation Serif" fo:font-style="normal" style:text-underline-style="none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This is a test PDF.</text:p>
      <text:p text:style-name="P1"/>
      <text:p text:style-name="P1">It could be a manuscript, or really any other type of PDF, but for this example, it only contains some text.</text:p>
      <text:p text:style-name="P1"/>
      <text:p text:style-name="P1">The text could be words, numbers (like 234, 190239, and 3410), or symbols (like &amp;, ~, and \).</text:p>
      <text:p text:style-name="P1"/>
      <text:p text:style-name="P1">This is simply the first page of the manuscript.</text:p>
      <text:p text:style-name="P1"/>
      <text:p text:style-name="P2">It can read <text:span text:style-name="T1">italicized fonts</text:span><text:span text:style-name="T2"> and </text:span><text:span text:style-name="T3">bold fonts</text:span><text:span text:style-name="T4"> and </text:span><text:span text:style-name="T5">underlined fonts</text:span><text:span text:style-name="T6"> </text:span><text:span text:style-name="T7">and </text:span><text:span text:style-name="T8">strikethrough fonts</text:span><text:span text:style-name="T7"> </text:span><text:span text:style-name="T6">but it cannot represents these stylizations, because it is simply string-based data. </text:span></text:p>
      <text:p text:style-name="P2"><text:span text:style-name="T6"/></text:p>
      <text:p text:style-name="P3"><text:span text:style-name="T6">It can support unicode characters such as </text:span><text:span text:style-name="T9">¥, Σ,</text:span><text:span text:style-name="T13"> </text:span><text:span text:style-name="T10">‡, </text:span><text:span text:style-name="T11">and שּׂ </text:span><text:span text:style-name="T12">(as long as your terminal can print it, i.e. you have the proper fonts installed).</text:span></text:p>
      <text:p text:style-name="P3"><text:span text:style-name="T12"/></text:p>
      <text:p text:style-name="P3"><text:span text:style-name="T12">This means that equations added using LaTeX or Microsoft Word’s Equation Editor will be rendered properly, such as can be seen in sample-equation.pdf.</text:span></text:p>
      <text:p text:style-name="P4">Thank-you for reading this thorough manuscript, I hope you were able to gain some insights into the deep topic I’ve discussed.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erif1" svg:font-family="'Liberation Serif'" style:font-family-generic="roman"/>
    <style:font-face style:name="Droid Sans Devanagari1" svg:font-family="'Droid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CA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CA" style:letter-kerning="true" style:font-name-asian="Droid Sans Fallback" style:font-size-asian="10.5pt" style:language-asian="zh" style:country-asian="CN" style:font-name-complex="Droid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Droid Sans Devanagari" style:font-family-complex="'Droid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Droid Sans Devanagari1" style:font-family-complex="'Droid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Droid Sans Devanagari1" style:font-family-complex="'Droid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Droid Sans Devanagari1" style:font-family-complex="'Droid Sans Devanagari'" style:font-family-generic-complex="swiss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9-22T11:50:57.521799131</meta:creation-date>
    <dc:date>2021-09-22T12:19:46.650042596</dc:date>
    <meta:editing-duration>PT28M46S</meta:editing-duration>
    <meta:editing-cycles>6</meta:editing-cycles>
    <meta:generator>LibreOffice/7.1.5.2$Linux_X86_64 LibreOffice_project/10$Build-2</meta:generator>
    <meta:document-statistic meta:table-count="0" meta:image-count="0" meta:object-count="0" meta:page-count="2" meta:paragraph-count="8" meta:word-count="150" meta:character-count="857" meta:non-whitespace-character-count="714"/>
  </office:meta>
</office:document-meta>
</file>